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86f4" officeooo:paragraph-rsid="001886f4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e9d8c"/>
    </style:style>
    <style:style style:name="P4" style:family="paragraph" style:parent-style-name="Standard">
      <style:paragraph-properties fo:text-align="justify" style:justify-single-word="false"/>
      <style:text-properties officeooo:paragraph-rsid="00375b21"/>
    </style:style>
    <style:style style:name="P5" style:family="paragraph" style:parent-style-name="Standard">
      <style:paragraph-properties fo:text-align="justify" style:justify-single-word="false"/>
      <style:text-properties officeooo:rsid="00313ed9" officeooo:paragraph-rsid="00375b21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886f4" officeooo:paragraph-rsid="001886f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1886f4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fo:font-size="12pt" officeooo:rsid="004aa57e" officeooo:paragraph-rsid="004aa57e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0983b"/>
    </style:style>
    <style:style style:name="T3" style:family="text">
      <style:text-properties style:font-name="Times New Roman" officeooo:rsid="00128706"/>
    </style:style>
    <style:style style:name="T4" style:family="text">
      <style:text-properties style:font-name="Times New Roman" officeooo:rsid="0013d69f"/>
    </style:style>
    <style:style style:name="T5" style:family="text">
      <style:text-properties style:font-name="Times New Roman" officeooo:rsid="0014100a"/>
    </style:style>
    <style:style style:name="T6" style:family="text">
      <style:text-properties style:font-name="Times New Roman" officeooo:rsid="00151eee"/>
    </style:style>
    <style:style style:name="T7" style:family="text">
      <style:text-properties style:font-name="Times New Roman" officeooo:rsid="00179d47"/>
    </style:style>
    <style:style style:name="T8" style:family="text">
      <style:text-properties style:font-name="Times New Roman" officeooo:rsid="001bf13a"/>
    </style:style>
    <style:style style:name="T9" style:family="text">
      <style:text-properties style:font-name="Times New Roman" officeooo:rsid="001e9d8c"/>
    </style:style>
    <style:style style:name="T10" style:family="text">
      <style:text-properties style:font-name="Times New Roman" officeooo:rsid="001fe4f9"/>
    </style:style>
    <style:style style:name="T11" style:family="text">
      <style:text-properties style:font-name="Times New Roman" officeooo:rsid="0020e713"/>
    </style:style>
    <style:style style:name="T12" style:family="text">
      <style:text-properties style:font-name="Times New Roman" officeooo:rsid="0022bc51"/>
    </style:style>
    <style:style style:name="T13" style:family="text">
      <style:text-properties style:font-name="Times New Roman" officeooo:rsid="0024635e"/>
    </style:style>
    <style:style style:name="T14" style:family="text">
      <style:text-properties style:font-name="Times New Roman" officeooo:rsid="0024b4a3"/>
    </style:style>
    <style:style style:name="T15" style:family="text">
      <style:text-properties style:font-name="Times New Roman" officeooo:rsid="002963f4"/>
    </style:style>
    <style:style style:name="T16" style:family="text">
      <style:text-properties style:font-name="Times New Roman" officeooo:rsid="002a526f"/>
    </style:style>
    <style:style style:name="T17" style:family="text">
      <style:text-properties style:font-name="Times New Roman" officeooo:rsid="002b09bb"/>
    </style:style>
    <style:style style:name="T18" style:family="text">
      <style:text-properties style:font-name="Times New Roman" officeooo:rsid="002c285d"/>
    </style:style>
    <style:style style:name="T19" style:family="text">
      <style:text-properties style:font-name="Times New Roman" officeooo:rsid="002d16bf"/>
    </style:style>
    <style:style style:name="T20" style:family="text">
      <style:text-properties style:font-name="Times New Roman" officeooo:rsid="002d5f74"/>
    </style:style>
    <style:style style:name="T21" style:family="text">
      <style:text-properties style:font-name="Times New Roman" officeooo:rsid="002ed2e2"/>
    </style:style>
    <style:style style:name="T22" style:family="text">
      <style:text-properties style:font-name="Times New Roman" officeooo:rsid="00309d8d"/>
    </style:style>
    <style:style style:name="T23" style:family="text">
      <style:text-properties style:font-name="Times New Roman" officeooo:rsid="0031f343"/>
    </style:style>
    <style:style style:name="T24" style:family="text">
      <style:text-properties style:font-name="Times New Roman" officeooo:rsid="00344733"/>
    </style:style>
    <style:style style:name="T25" style:family="text">
      <style:text-properties style:font-name="Times New Roman" officeooo:rsid="00357b4b"/>
    </style:style>
    <style:style style:name="T26" style:family="text">
      <style:text-properties style:font-name="Times New Roman" officeooo:rsid="00375b21"/>
    </style:style>
    <style:style style:name="T27" style:family="text">
      <style:text-properties style:font-name="Times New Roman" officeooo:rsid="003a11b3"/>
    </style:style>
    <style:style style:name="T28" style:family="text">
      <style:text-properties style:font-name="Times New Roman" officeooo:rsid="003a1422"/>
    </style:style>
    <style:style style:name="T29" style:family="text">
      <style:text-properties style:font-name="Times New Roman" officeooo:rsid="003c09fe"/>
    </style:style>
    <style:style style:name="T30" style:family="text">
      <style:text-properties style:font-name="Times New Roman" officeooo:rsid="003d0c46"/>
    </style:style>
    <style:style style:name="T31" style:family="text">
      <style:text-properties style:font-name="Times New Roman" officeooo:rsid="003edcf5"/>
    </style:style>
    <style:style style:name="T32" style:family="text">
      <style:text-properties style:font-name="Times New Roman" officeooo:rsid="004023e6"/>
    </style:style>
    <style:style style:name="T33" style:family="text">
      <style:text-properties style:font-name="Times New Roman" officeooo:rsid="00423dba"/>
    </style:style>
    <style:style style:name="T34" style:family="text">
      <style:text-properties style:font-name="Times New Roman" fo:font-size="12pt" officeooo:rsid="001fe4f9" style:font-size-asian="12pt" style:font-size-complex="12pt"/>
    </style:style>
    <style:style style:name="T35" style:family="text">
      <style:text-properties style:font-name="Times New Roman" fo:font-size="12pt" officeooo:rsid="00195901" style:font-size-asian="12pt" style:font-size-complex="12pt"/>
    </style:style>
    <style:style style:name="T36" style:family="text">
      <style:text-properties style:font-name="Times New Roman" fo:font-size="12pt" officeooo:rsid="001a7139" style:font-size-asian="12pt" style:font-size-complex="12pt"/>
    </style:style>
    <style:style style:name="T37" style:family="text">
      <style:text-properties style:font-name="Times New Roman" fo:font-size="12pt" officeooo:rsid="00208b2a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7139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3a6be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469ab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89871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a57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c6b30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209c0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43a6be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1a7139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4469ab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489871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2">Nous avons choisi d’étudier </text:span><text:span text:style-name="T3">Val</text:span><text:span text:style-name="T4">eo, équipementier automobile français d’envergure mondiale. </text:span><text:span text:style-name="T5">Pour bien se rendre compte de l’étendu de cette entreprise, il est bon d’étudier un ta</text:span><text:span text:style-name="T31">n</text:span><text:span text:style-name="T5">t soit peu les chiffres : </text:span><text:span text:style-name="T6">113000 salariés, dans 33 pays, 186 sites de production, 21 centres de recherche, 38 centres de développement et 15 plates-formes de distribution ! </text:span><text:span text:style-name="T7">Le tout pour un chiffre d’affaire de 19,1 milliards d’euros en 2018. </text:span></text:p>
      <text:p text:style-name="P2"><text:span text:style-name="T7"/></text:p>
      <text:p text:style-name="P4"><text:span text:style-name="T7"><text:tab/></text:span><text:span text:style-name="T17">Valeo est donc un équipementier automobile ; c’est à dire une entreprise industrielle spécialisée dans la fabrications de composants automobiles spécifiques. </text:span><text:span text:style-name="T20">L’équipementier automobile est un fabricant dont le client principal est le constructeur automobile, comme Citroën, Toyota ou Renault.<text:line-break/></text:span><text:span text:style-name="T18">Si à l’époque la spécialisation </text:span><text:span text:style-name="T21">des constructeurs </text:span><text:span text:style-name="T18">concernait des composants comme des freins ou des embrayages, aujourd’hui le secteur s’est largement numéris</text:span><text:span text:style-name="T19">é </text:span><text:span text:style-name="T22">et donc complexifié </text:span><text:span text:style-name="T19">avec des produits comme des caméras ou des capteurs en tout genre.</text:span><text:span text:style-name="T23"> </text:span><text:span text:style-name="T24">Conséquences de la crise de 2008 </text:span><text:span text:style-name="T27">(avec un effondrement des ventes automobiles à -40 %</text:span><text:span text:style-name="T28">)</text:span><text:span text:style-name="T24">, </text:span><text:span text:style-name="T25">les fabricants automobiles ont été obligés de repenser leurs stratégie</text:span><text:span text:style-name="T29">s</text:span><text:span text:style-name="T25"> industrielle</text:span><text:span text:style-name="T29">s</text:span><text:span text:style-name="T25">, et externaliser une partie de l’activité vers les équipementiers. </text:span><text:span text:style-name="T23">Ce secteur profite</text:span><text:span text:style-name="T26"> donc</text:span><text:span text:style-name="T23"> d’une croissance d’autant plus grande que les constructeurs automobiles délèguent de plus en plus la conception et fabrication de modules électroniques ou mécaniques aux équipementiers. </text:span><text:span text:style-name="T26">Les équipementiers qui étaient donc perçus auparavant comme des industriels de seconds plans, sont devenus en quelques années des groupes incontournables, avec un niveau technologiques non rattrapables désormais ! </text:span><text:span text:style-name="T30">Regroupés au seins du CLEPA, les équipementiers savent et se font entendre par les institutions européennes.</text:span></text:p>
      <text:p text:style-name="P5"><text:span text:style-name="T1"/></text:p>
      <text:p text:style-name="P3"><text:span text:style-name="T7"><text:tab/></text:span><text:span text:style-name="T8">En tant qu’équipementier automobile, </text:span><text:span text:style-name="T9">les activités de Valeo se </text:span><text:span text:style-name="T11">décline</text:span><text:span text:style-name="T15">nt</text:span><text:span text:style-name="T11"> en quatre secteurs d’activité : système de visibilité, système de propulsion, équipements thermiques, système de confort et d’aide à la conduite. </text:span><text:span text:style-name="T12">Enfin une partie de ses activités sur des technologies émergentes, comme </text:span><text:span text:style-name="T13">la réalité virtuelle </text:span><text:span text:style-name="T33">ou l’intelligence artificielle</text:span><text:span text:style-name="T13">, sont pour l’instant des secteurs d’activités marginaux, mais </text:span><text:span text:style-name="T14">s’annoncent déjà comme </text:span><text:span text:style-name="T16">étant de premier plan pour l’avenir.</text:span></text:p>
      <text:p text:style-name="P3"><text:span text:style-name="T8"/></text:p>
      <text:p text:style-name="P1"><text:span text:style-name="T7"><text:tab/></text:span><text:span text:style-name="T1">Avec une stratégie commerciale axée en particulier sur la recherche et le développement, </text:span><text:span text:style-name="T32">et</text:span><text:span text:style-name="T10"> un </text:span><text:span text:style-name="T34">peu plus de 2 milliards d’euros d’investi en recherche en 2018, </text:span><text:span text:style-name="T35">Valeo se hisse en tête de classement des déposants de brevets en France avec plus de 2145 nou</text:span><text:span text:style-name="T36">veaux brevets publiés en 2</text:span><text:span text:style-name="T37">018. </text:span></text:p>
      <text:p text:style-name="P6"/>
      <text:p text:style-name="P7"><text:span text:style-name="T39"/></text:p>
      <text:p text:style-name="P7"><text:span text:style-name="T40">Ainsi il sera question de montrer </text:span><text:span text:style-name="T46">e</text:span><text:span text:style-name="T47">n quoi la stratégie commerciale de Valeo s’est </text:span><text:span text:style-name="T48">démarqué</text:span><text:span text:style-name="T49">e</text:span><text:span text:style-name="T47"> au fil du temps </text:span><text:span text:style-name="T48">par l’innovation</text:span><text:span text:style-name="T41">. </text:span><text:span text:style-name="T43">De fait nous nous intéresserons à une étude </text:span><text:span text:style-name="T45">linéaire</text:span><text:span text:style-name="T43"> de Valeo en suivant :</text:span></text:p>
      <text:p text:style-name="P7"><text:span text:style-name="T43"/></text:p>
      <text:list xml:id="list2172558299" text:style-name="L3">
        <text:list-item>
          <text:p text:style-name="P8"><text:span text:style-name="T38">Le passé de Valeo : (Rajouter les dates)</text:span></text:p>
        </text:list-item>
        <text:list-item>
          <text:p text:style-name="P8">Valeo au présent</text:p>
        </text:list-item>
        <text:list-item>
          <text:p text:style-name="P8">Valeo, avenir et mobilité</text:p>
        </text:list-item>
      </text:list>
      <text:p text:style-name="P6"/>
      <text:p text:style-name="P6"/>
      <text:p text:style-name="P6">https://www.capital.fr/entreprises-marches/mieux-que-les-constructeurs-automobiles-les-equipementiers-1288781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8:37:36.062176341</meta:creation-date>
    <meta:generator>LibreOffice/6.3.3.2.0$Linux_X86_64 LibreOffice_project/30$Build-2</meta:generator>
    <dc:date>2019-12-07T20:54:40.918325103</dc:date>
    <meta:editing-duration>PT2H16M37S</meta:editing-duration>
    <meta:editing-cycles>56</meta:editing-cycles>
    <meta:document-statistic meta:table-count="0" meta:image-count="0" meta:object-count="0" meta:page-count="1" meta:paragraph-count="9" meta:word-count="418" meta:character-count="2881" meta:non-whitespace-character-count="2469"/>
  </office:meta>
</office:document-meta>
</file>